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officeooo:rsid="000d6b90"/>
    </style:style>
    <style:style style:name="T6" style:family="text">
      <style:text-properties officeooo:rsid="000e3d17"/>
    </style:style>
    <style:style style:name="T7" style:family="text">
      <style:text-properties officeooo:rsid="000efafe"/>
    </style:style>
    <style:style style:name="T8" style:family="text">
      <style:text-properties officeooo:rsid="0013798e"/>
    </style:style>
    <style:style style:name="T9" style:family="text">
      <style:text-properties officeooo:rsid="00162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6">System incrementacji wymaga poprawek</text:span></text:p>
      <text:p text:style-name="Standard"><text:tab/><text:span text:style-name="T6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7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Standard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><text:tab/><text:span text:style-name="T5">W handlu dodać okno do porównywania statystyk przemiotów</text:span></text:p>
      <text:p text:style-name="Standard"><text:tab/><text:span text:style-name="T9">Niszczenie beczek przy pomocy zaklęć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Standard"><text:s text:c="3"/>(?)Wyeliminować przeciwników chodzących tyłem</text:p>
      <text:p text:style-name="Standard"><text:s text:c="3"/><text:span text:style-name="T9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Standard"><text:s text:c="3"/>(!)Przy zmianie planszy FLA-S próbował skorzystać ze zwolnionej uprzednio instancji Astara</text:p>
      <text:p text:style-name="P2"><text:s text:c="3"/><text:span text:style-name="T8">(!)Klocek rzucił błędem :) nie wiem czy da się zreplikować</text:span></text:p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5T02:23:37.781000000</dc:date>
    <meta:editing-duration>PT13H23M20S</meta:editing-duration>
    <meta:editing-cycles>9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43" meta:word-count="273" meta:character-count="2010" meta:non-whitespace-character-count="1693"/>
  </office:meta>
</office:document-meta>
</file>